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00000000A20000007982B5E5212.jpg" manifest:media-type="image/jpe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iekt_20_bez_20_wypełnienia_20_i_20_bez_20_linii">
      <style:graphic-properties draw:textarea-vertical-align="middle" draw:color-mode="standard" draw:luminance="48%" draw:contrast="43%" draw:gamma="100%" draw:red="0%" draw:green="0%" draw:blue="0%" fo:clip="rect(12cm, 3.431cm, 15.42cm, 3.431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omyślnie">
        <draw:frame draw:style-name="gr1" draw:text-style-name="P1" draw:layer="layout" svg:width="17.899cm" svg:height="6.488cm" svg:x="1.55cm" svg:y="11.606cm">
          <draw:image xlink:href="Pictures/1000000000000A20000007982B5E5212.jp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6-01-01T17:57:33.882000000</dc:date>
    <meta:editing-duration>PT2H18M53S</meta:editing-duration>
    <meta:editing-cycles>4</meta:editing-cycles>
    <meta:generator>LibreOffice/4.3.5.2$Windows_x86 LibreOffice_project/3a87456aaa6a95c63eea1c1b3201acedf0751bd5</meta:generator>
    <meta:document-statistic meta:object-count="1"/>
  </office:meta>
</office:document-meta>
</file>